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13E0128C6D37BB97.png" manifest:media-type="image/png"/>
  <manifest:file-entry manifest:full-path="Pictures/1000000000000556000003003ADBB21DA2EA883D.png" manifest:media-type="image/png"/>
  <manifest:file-entry manifest:full-path="Pictures/1000000000000556000003004A4A881D21F528C0.png" manifest:media-type="image/png"/>
  <manifest:file-entry manifest:full-path="Pictures/100000000000055600000300EF2B92B8003FAC3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shadow="hidden" draw:color-mode="standard" draw:luminance="0%" draw:contrast="0%" draw:gamma="100%" draw:red="0%" draw:green="0%" draw:blue="0%" fo:clip="rect(11.041cm, 7.184cm, 2.1cm, 12.255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5cm" fo:min-width="3.1cm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4.926cm, 18.656cm, 10.565cm, 5.609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7.371cm, 18.84cm, 1.464cm, 4.905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3.261cm, 14.482cm, 1.53cm, 5.478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45cm" fo:min-width="0.3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2.799cm" svg:height="5.499cm" svg:x="2.3cm" svg:y="2.301cm">
            <draw:image xlink:href="Pictures/10000000000005560000030013E0128C6D37BB97.png" xlink:type="simple" xlink:show="embed" xlink:actuate="onLoad">
              <text:p/>
            </draw:image>
          </draw:frame>
          <draw:custom-shape draw:style-name="gr2" draw:text-style-name="P2" draw:layer="layout" svg:width="3.6cm" svg:height="1.2cm" svg:x="9.4cm" svg:y="1.9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1" draw:layer="layout" svg:width="9.1cm" svg:height="3.698cm" svg:x="17.8cm" svg:y="3.001cm">
            <draw:image xlink:href="Pictures/1000000000000556000003003ADBB21DA2EA883D.png" xlink:type="simple" xlink:show="embed" xlink:actuate="onLoad">
              <text:p/>
            </draw:image>
          </draw:frame>
          <draw:custom-shape draw:style-name="gr4" draw:text-style-name="P3" draw:layer="layout" svg:width="0.2cm" svg:height="0.2cm" svg:x="17.7cm" svg:y="6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2cm" svg:height="0.4cm" svg:x="17.7cm" svg:y="3.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1" draw:layer="layout" svg:width="9.499cm" svg:height="8.799cm" svg:x="3.8cm" svg:y="9.201cm">
            <draw:image xlink:href="Pictures/1000000000000556000003004A4A881D21F528C0.png" xlink:type="simple" xlink:show="embed" xlink:actuate="onLoad">
              <text:p/>
            </draw:image>
          </draw:frame>
          <draw:custom-shape draw:style-name="gr7" draw:text-style-name="P3" draw:layer="layout" svg:width="0.5cm" svg:height="0.5cm" svg:x="3.999cm" svg:y="9.4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5cm" svg:height="0.5cm" svg:x="3.999cm" svg:y="13.9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6cm" svg:height="0.6cm" svg:x="17.8cm" svg:y="7.69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" draw:layer="layout" svg:width="12.4cm" svg:height="11.899cm" svg:x="15.9cm" svg:y="7.6cm">
            <draw:image xlink:href="Pictures/100000000000055600000300EF2B92B8003FAC36.png" xlink:type="simple" xlink:show="embed" xlink:actuate="onLoad">
              <text:p/>
            </draw:image>
          </draw:frame>
          <draw:custom-shape draw:style-name="gr10" draw:text-style-name="P3" draw:layer="layout" svg:width="1cm" svg:height="1cm" svg:x="15.6cm" svg:y="13.39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1cm" svg:height="1cm" svg:x="21.9cm" svg:y="13.399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3" draw:layer="layout" svg:width="0.8cm" svg:height="0.7cm" svg:x="15.9cm" svg:y="7.5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3cm" svg:height="1.1cm" svg:x="1.6cm" svg:y="1.4cm">
          <draw:text-box>
            <text:p>A</text:p>
          </draw:text-box>
        </draw:frame>
        <draw:frame draw:style-name="gr12" draw:text-style-name="P4" draw:layer="layout" svg:width="1.3cm" svg:height="1.1cm" svg:x="16.1cm" svg:y="1.6cm">
          <draw:text-box>
            <text:p>B</text:p>
          </draw:text-box>
        </draw:frame>
        <draw:frame draw:style-name="gr12" draw:text-style-name="P4" draw:layer="layout" svg:width="1.3cm" svg:height="1.1cm" svg:x="1.6cm" svg:y="9.4cm">
          <draw:text-box>
            <text:p>C</text:p>
          </draw:text-box>
        </draw:frame>
        <draw:frame draw:style-name="gr12" draw:text-style-name="P4" draw:layer="layout" svg:width="1.3cm" svg:height="1.1cm" svg:x="16.1cm" svg:y="8.3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9:52:53.432000000</meta:creation-date>
    <dc:date>2016-10-11T20:05:39.804000000</dc:date>
    <meta:editing-duration>PT2M15S</meta:editing-duration>
    <meta:editing-cycles>1</meta:editing-cycles>
    <meta:document-statistic meta:object-count="21"/>
    <meta:generator>LibreOffice/5.1.5.2$Windows_x86 LibreOffice_project/7a864d8825610a8c07cfc3bc01dd4fce6a9447e5</meta:generator>
  </office:meta>
</office:document-meta>
</file>